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ECE 477 – Hardware Applications in C</text:p>
      <text:p text:style-name="P1"/>
      <text:p text:style-name="P1">Digital Multimeter</text:p>
      <text:p text:style-name="P1"/>
      <text:p text:style-name="P2">April 15, 2010</text:p>
      <text:p text:style-name="P3"/>
      <text:p text:style-name="P3">C. McGary, J. Cast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LCD Usage</text:p>
      <text:p text:style-name="P6"><text:s/><text:tab/>When initially deciding to use the LCD, we knew we would have problems with it. <text:s/>The LCD's are known to be difficult in setting it up to do what you want and there was no sample code for us to look at or use as a reference. To get the LCD to work, we would have to make the setup code and the code for printing to the screen ourselves. This was the hardest part of the code <text:s/>in terms of thinking required. We would have to know what all the pins are and what port we would use on the AVR. Then we would also need to know the proper instructions for setting up the LCD.</text:p>
      <text:p text:style-name="P6"/>
      <text:p text:style-name="P5">LCD Wiring</text:p>
      <text:p text:style-name="P5"><text:tab/><text:span text:style-name="T1">Initially, we realized that the LCD had 16 pin inputs but the datasheets we found said that there were only 14 pins used. I looked at the bottom of the LCD and found there to 14 <text:s/>lines coming from the input headers. This lead me to calling these pins the 14 we would use; these pin numbers were 1 – 13 and 15. The first three pins are strictly analog circuitry. Pin #1 is just the ground and Pin #2 was the <text:s/>the power supply (5V). The third pin is just for the contrast of the LCD where higher voltage would lighten the screen and ground would make it display at its greatest contrast. The next three pins were for setting up the commands for the LCD. These pins were set to use the 3 most significant bits (MSB) of PORT B, with the other half used by the circuitry for the mutimeter. The last 8 bits were connected to PORT D which we hadn't used yet. These bits will also be for transmitting commands, primarily characters. </text:span></text:p>
      <text:p text:style-name="P5"><text:span text:style-name="T1"><text:tab/>Wiring notes provided by the datasheet can be seen below. </text:span></text:p>
      <text:p text:style-name="P5"><text:span text:style-name="T1"/></text:p>
      <text:p text:style-name="P5"><text:span text:style-name="T1"/></text:p>
      <text:p text:style-name="P5"><text:span text:style-name="T1"/></text:p>
      <text:p text:style-name="P5"><text:span text:style-name="T1"/></text:p>
      <text:p text:style-name="P5">LCD Initialization</text:p>
      <text:p text:style-name="P5"><text:tab/><text:span text:style-name="T1">For initializing the LCD, we found a generic Hitachi HD44780 type initialization instruction set. The basic idea is this:</text:span></text:p>
      <text:list xml:id="list2081550191" text:style-name="L1">
        <text:list-item>
          <text:p text:style-name="P7"><text:span text:style-name="T2">Setup the display type</text:span></text:p>
          <text:list>
            <text:list-item>
              <text:p text:style-name="P7"><text:span text:style-name="T2">Choose the desired display type</text:span></text:p>
            </text:list-item>
            <text:list-item>
              <text:p text:style-name="P7"><text:span text:style-name="T2">Number of bits that will be sent at once</text:span></text:p>
            </text:list-item>
          </text:list>
        </text:list-item>
        <text:list-item>
          <text:p text:style-name="P7"><text:span text:style-name="T2">Clear the Display</text:span></text:p>
        </text:list-item>
        <text:list-item>
          <text:p text:style-name="P7"><text:span text:style-name="T2">Choose enter mode</text:span></text:p>
          <text:list>
            <text:list-item>
              <text:p text:style-name="P7"><text:span text:style-name="T2">Print left to right of right to left</text:span></text:p>
            </text:list-item>
            <text:list-item>
              <text:p text:style-name="P7"><text:span text:style-name="T2">shift the display?</text:span></text:p>
            </text:list-item>
          </text:list>
        </text:list-item>
        <text:list-item>
          <text:p text:style-name="P7"><text:span text:style-name="T2">Choose display</text:span></text:p>
          <text:list>
            <text:list-item>
              <text:p text:style-name="P7"><text:span text:style-name="T2">Want the display on?</text:span></text:p>
            </text:list-item>
            <text:list-item>
              <text:p text:style-name="P7"><text:span text:style-name="T2">Want a cursor?</text:span></text:p>
            </text:list-item>
            <text:list-item>
              <text:p text:style-name="P7"><text:span text:style-name="T2">What the characters to blink?</text:span></text:p>
            </text:list-item>
          </text:list>
        </text:list-item>
      </text:list>
      <text:p text:style-name="P4"><text:span text:style-name="T3"/></text:p>
      <text:p text:style-name="P4"><text:span text:style-name="T3">For our setup, we decided to go with a 16:1 display type sending 8 bits at once. The display would print left to right without shifting the display; it would also show a cursor with no blinking. We decided on the 16:1 mux because that is the only setup our LCD would properly display, and we chose the 8 bits setup because this would make sending characters really simp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m </meta:initial-creator>
    <meta:creation-date>2010-04-11T20:44:57.09</meta:creation-date>
    <meta:generator>OpenOffice.org/3.1$Linux OpenOffice.org_project/310m19$Build-9420</meta:generator>
    <dc:date>2010-04-15T13:02:28</dc:date>
    <dc:creator>Joel Castro</dc:creator>
    <meta:editing-duration>PT00H41M39S</meta:editing-duration>
    <meta:editing-cycles>9</meta:editing-cycles>
    <meta:document-statistic meta:table-count="0" meta:image-count="0" meta:object-count="0" meta:page-count="2" meta:paragraph-count="23" meta:word-count="474" meta:character-count="2444"/>
  </office:meta>
</office:document-meta>
</file>